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.212cm" style:contextual-spacing="false" fo:line-height="114%" fo:text-indent="0cm" style:auto-text-indent="false"/>
      <style:text-properties style:font-name="Google Sans" fo:font-size="14pt" fo:font-weight="bold" officeooo:paragraph-rsid="001ce015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margin-top="0cm" fo:margin-bottom="0.212cm" style:contextual-spacing="false" fo:line-height="114%" fo:text-indent="0cm" style:auto-text-indent="false"/>
      <style:text-properties officeooo:paragraph-rsid="001ce015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tyle="italic" officeooo:paragraph-rsid="001ce015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officeooo:paragraph-rsid="001ce015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officeooo:paragraph-rsid="001ce015"/>
    </style:style>
    <style:style style:name="P6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officeooo:paragraph-rsid="001ce015"/>
    </style:style>
    <style:style style:name="T1" style:family="text">
      <style:text-properties style:font-name="Google Sans"/>
    </style:style>
    <style:style style:name="T2" style:family="text">
      <style:text-properties style:font-name="Google Sans Text"/>
    </style:style>
    <style:style style:name="T3" style:family="text">
      <style:text-properties style:font-name="Google Sans Text" fo:font-weight="bold"/>
    </style:style>
    <style:style style:name="T4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ze 3.0 - Experimentální </text:p>
      <text:p text:style-name="P2"><text:span text:style-name="T1">Training (</text:span><text:span text:style-name="Source_20_Text"><text:span text:style-name="T2">step3</text:span></text:span><text:span text:style-name="T1">)</text:span></text:p>
      <text:p text:style-name="P3">Aktuálně máte: Optimalizaci na Accuracy/F1.</text:p>
      <text:p text:style-name="P4">🚀 <text:span text:style-name="T3">Upgrade: Custom Loss Function (Profit-Weighted)</text:span></text:p>
      <text:p text:style-name="P5">Model se nyní snaží uhodnout výsledek. Ale v sázení je jedno, jestli uhodnete výhru kurzu 1.05. Důležité je trefit kurz 3.50.</text:p>
      <text:list text:style-name="L1">
        <text:list-item>
          <text:p text:style-name="P6"><text:span text:style-name="T4">Myšlenka:</text:span> Naučit model, aby ho více "bolelo", když netrefí zápas s vysokým potenciálním ziskem.</text:p>
        </text:list-item>
        <text:list-item>
          <text:p text:style-name="P6"><text:span text:style-name="T4">Realizace:</text:span> V XGBoostu lze definovat vlastní účelovou funkci (Custom Objective), která optimalizuje přímo ROI, ne Accuracy. To je ale matematicky velmi náročné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5T11:57:26.747525500</meta:creation-date>
    <dc:date>2026-01-15T11:58:39.167320200</dc:date>
    <meta:editing-duration>PT1M12S</meta:editing-duration>
    <meta:editing-cycles>1</meta:editing-cycles>
    <meta:document-statistic meta:table-count="0" meta:image-count="0" meta:object-count="0" meta:page-count="1" meta:paragraph-count="7" meta:word-count="76" meta:character-count="516" meta:non-whitespace-character-count="448"/>
    <meta:generator>LibreOffice/25.8.4.2$Windows_X86_64 LibreOffice_project/290daaa01b999472f0c7a3890eb6a550fd74c6df</meta:generator>
  </office:meta>
</office:document-meta>
</file>